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fill-color="#c90016" draw:textarea-horizontal-align="center" draw:textarea-vertical-align="middle" draw:auto-grow-height="false" fo:wrap-option="wrap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pr1" style:family="presentation" style:parent-style-name="BezealyBox-subtitle">
      <style:graphic-properties draw:fill-color="#ffffff" fo:min-height="15.824cm"/>
    </style:style>
    <style:style style:name="pr2" style:family="presentation" style:parent-style-name="BezealyBox-notes">
      <style:graphic-properties draw:fill-color="#ffffff" draw:auto-grow-height="true" fo:min-height="12.572cm"/>
    </style:style>
    <style:style style:name="pr3" style:family="presentation" style:parent-style-name="BezealyBox-title">
      <style:graphic-properties fo:min-height="1.905cm"/>
    </style:style>
    <style:style style:name="pr4" style:family="presentation" style:parent-style-name="BezealyBox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family="'Trebuchet MS'" style:font-family-generic="swiss" style:font-pitch="variable" fo:font-size="26pt" style:font-size-asian="26pt" style:font-size-complex="26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family="'Trebuchet MS'" style:font-family-generic="swiss" style:font-pitch="variable" fo:font-size="26pt" style:font-size-asian="26pt" style:font-size-complex="26pt"/>
    </style:style>
    <style:style style:name="T6" style:family="text">
      <style:text-properties fo:font-family="'Trebuchet MS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frame presentation:style-name="pr1" draw:layer="layout" svg:width="19.561cm" svg:height="15.824cm" svg:x="4.252cm" svg:y="3.383cm" presentation:class="subtitle" presentation:user-transformed="true">
          <draw:text-box>
            <text:p><text:span text:style-name="T2">A Practical Guide to Coroutines and Concurrency in Python</text:span></text:p>
            <text:p/>
            <text:p><text:span text:style-name="T3">Bob Hancock</text:span></text:p>
            <text:p><text:span text:style-name="T3"><text:a xlink:href="mailto:hancock.robert@gmail.com">hancock.robert@gmail.com</text:a></text:span></text:p>
            <text:p><text:span text:style-name="T3">bobhancock.org</text:span></text:p>
            <text:p/>
            <text:p/>
            <text:p>NYC Python – July 2011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4">Resource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5">Python 2.7</text:span></text:p>
              </text:list-item>
              <text:list-item>
                <text:p><text:span text:style-name="T5">If you want to follow along, the code examples are at:</text:span></text:p>
                <text:p><text:span text:style-name="T5"/></text:p>
              </text:list-item>
              <text:list-item>
                <text:p><text:span text:style-name="T5">File names will be indicated on the slides.</text:span></text:p>
              </text:list-item>
              <text:list-item>
                <text:p><text:span text:style-name="T5">A bibliography of the sources I consulted is at:</text:span></text:p>
                <text:p><text:span text:style-name="T5"/></text:p>
              </text:list-item>
              <text:list-item>
                <text:p><text:span text:style-name="T5">Curiosity and a lack of fear of the unknown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4">Test Bed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Ubuntu 11.04</text:span></text:p>
                <text:p><text:span text:style-name="T5"/></text:p>
              </text:list-item>
              <text:list-item>
                <text:p><text:span text:style-name="T5">Lenovo X201 with:</text:span></text:p>
                <text:list>
                  <text:list-item>
                    <text:p>8GB memory</text:p>
                  </text:list-item>
                  <text:list-item>
                    <text:p>4 Intel i5 cores M 560 @ <text:tab/>2.67GHz</text:p>
                  </text:list-item>
                  <text:list-item>
                    <text:p>SATA 7200 RPM hard driv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4">Premis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</text:list-header>
              <text:list-item>
                <text:p><text:span text:style-name="T5">You cannot make an informed decision if you don't understand how something really works.</text:span></text:p>
                <text:p><text:span text:style-name="T5"/></text:p>
              </text:list-item>
              <text:list-item>
                <text:p><text:span text:style-name="T5">The most important quality in a programmer is patience. <text:s/>(See Guy Steele.)</text:span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4">Disclaimer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</text:list-header>
              <text:list-item>
                <text:p><text:span text:style-name="T5">This is not an academic presentation.</text:span></text:p>
              </text:list-item>
              <text:list-item>
                <text:p><text:span text:style-name="T5">There will be no formal proofs.</text:span></text:p>
              </text:list-item>
              <text:list-item>
                <text:p><text:span text:style-name="T5">We will eschew buzzwords.</text:span></text:p>
              </text:list-item>
              <text:list-item>
                <text:p><text:span text:style-name="T5">The focus is on solving real world problems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4">High Level Overview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5">How the operating system handles traps.</text:span></text:p>
              </text:list-item>
              <text:list-item>
                <text:p><text:span text:style-name="T5">Blocking I/O.</text:span></text:p>
              </text:list-item>
              <text:list-item>
                <text:p><text:span text:style-name="T5">Non-blocking I/O.</text:span></text:p>
              </text:list-item>
              <text:list-item>
                <text:p><text:span text:style-name="T5">What is a coroutine?</text:span></text:p>
              </text:list-item>
              <text:list-item>
                <text:p><text:span text:style-name="T5">Why do I care about all this low level stuff?</text:span></text:p>
              </text:list-item>
              <text:list-item>
                <text:p><text:span text:style-name="T5">What can coroutines be used for?</text:span></text:p>
              </text:list-item>
              <text:list-item>
                <text:p><text:span text:style-name="T5">What packages use them?</text:span></text:p>
              </text:list-item>
              <text:list-item>
                <text:p><text:span text:style-name="T5">What are other languages doing? (Go, Erlang, etc.)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4">Let's Agree on Vocabulary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5">Concurrency - processes executing in parallel that potentially need to communicate with each other.</text:span></text:p>
                <text:list>
                  <text:list-item>
                    <text:p>Keyboard, mouse, and GUI</text:p>
                  </text:list-item>
                </text:list>
                <text:p><text:span text:style-name="T5"/></text:p>
              </text:list-item>
              <text:list-item>
                <text:p><text:span text:style-name="T5">Parallelism <text:s/>- is about executing simultaneous independent deterministic processes. <text:s/>i.e., Shoving as much data as possible down the pipelines at the same time.</text:span></text:p>
                <text:list>
                  <text:list-item>
                    <text:p>The map part of map-reduc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  <text:p text:style-name="P1"><text:span text:style-name="T6">Part 1</text:span></text:p>
                <text:p text:style-name="P1"><text:span text:style-name="T5">How Does the Operating System Service I/O ?</text:span></text:p>
              </text:list-header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4">What is the OS?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5">The kernel run operating system instructions.</text:span></text:p>
              </text:list-item>
              <text:list-item>
                <text:p><text:span text:style-name="T5">The kernel is just another program.</text:span></text:p>
              </text:list-item>
              <text:list-item>
                <text:p><text:span text:style-name="T5">You can download the source and build your own kernel.</text:span></text:p>
              </text:list-item>
              <text:list-item>
                <text:p><text:span text:style-name="T5">Your applications access the kernel vial system calls (e.g., traps).</text:span></text:p>
              </text:list-item>
              <text:list-item>
                <text:p><text:span text:style-name="T5">Only the kernel can access privileged instructions like accessing devices directly. </text:span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Buffered I/O</text:p>
          </draw:text-box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draw:custom-shape draw:style-name="gr4" draw:text-style-name="P5" draw:layer="layout" svg:width="1.905cm" svg:height="13.97cm" svg:x="22.86cm" svg:y="5.08cm">
          <text:p text:style-name="P1"><text:span text:style-name="T2">H</text:span></text:p>
          <text:p text:style-name="P1"><text:span text:style-name="T2">a</text:span><text:span text:style-name="T2"><text:line-break/></text:span><text:span text:style-name="T2">r</text:span><text:span text:style-name="T2"><text:line-break/></text:span><text:span text:style-name="T2">d</text:span><text:span text:style-name="T2"><text:line-break/></text:span><text:span text:style-name="T2">w</text:span><text:span text:style-name="T2"><text:line-break/></text:span><text:span text:style-name="T2">a</text:span><text:span text:style-name="T2"><text:line-break/></text:span><text:span text:style-name="T2">r</text:span><text:span text:style-name="T2"><text:line-break/>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02cm" svg:height="2.126cm" svg:x="13.908cm" svg:y="7.399cm">
          <text:p text:style-name="P1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602cm" svg:height="2.126cm" svg:x="14.481cm" svg:y="14.384cm">
          <text:p text:style-name="P1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602cm" svg:height="2.126cm" svg:x="3.08cm" svg:y="13.114cm">
          <text:p text:style-name="P1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602cm" svg:height="2.126cm" svg:x="3.113cm" svg:y="7.343cm">
          <text:p text:style-name="P1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2.331cm" svg:height="1.057cm" svg:x="18.624cm" svg:y="4.658cm">
          <draw:text-box>
            <text:p>Kernel</text:p>
          </draw:text-box>
        </draw:frame>
        <draw:frame draw:style-name="gr2" draw:layer="layout" svg:width="1.84cm" svg:height="0.962cm" svg:x="3.81cm" svg:y="5.08cm">
          <draw:text-box>
            <text:p>User</text:p>
          </draw:text-box>
        </draw:frame>
        <draw:custom-shape draw:style-name="gr5" draw:text-style-name="P1" draw:layer="layout" svg:width="4.445cm" svg:height="1.905cm" svg:x="17.78cm" svg:y="7.62cm">
          <text:p text:style-name="P1">Inpu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445cm" svg:height="1.905cm" svg:x="6.985cm" svg:y="14.605cm">
          <text:p text:style-name="P1">write(fd, len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445cm" svg:height="1.905cm" svg:x="6.985cm" svg:y="6.35cm">
          <text:p text:style-name="P1">read(fd, len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445cm" svg:height="1.905cm" svg:x="17.78cm" svg:y="14.605cm">
          <text:p text:style-name="P1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4">What's the problem?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I need to fulfill my I/O requests more quickly.</text:span></text:p>
                <text:p><text:span text:style-name="T5"/></text:p>
              </text:list-item>
              <text:list-item>
                <text:p><text:span text:style-name="T5">My I/O throughput is too slow.</text:span></text:p>
                <text:p><text:span text:style-name="T5"/></text:p>
              </text:list-item>
              <text:list-item>
                <text:p><text:span text:style-name="T5">My application won't scale.</text:span></text:p>
              </text:list-item>
            </text:list>
          </draw:text-box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36cm" svg:height="0.569cm" svg:x="1.905cm" svg:y="19.05cm">
          <draw:text-box>
            <text:p><text:span text:style-name="T1">Copyright © 2011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ezealyBox-background" style:family="presentation">
      <style:graphic-properties draw:stroke="none" draw:fill="none"/>
      <style:text-properties style:letter-kerning="true"/>
    </style:style>
    <style:style style:name="BezealyBo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ezealyBo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zealyBox-outline1" style:family="presentation">
      <style:graphic-properties draw:stroke="none" draw:fill="none" draw:auto-grow-height="false" draw:fit-to-size="shrink-to-fit">
        <text:list-style style:name="Bezealy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outline2" style:family="presentation" style:parent-style-name="BezealyBox-outline1">
      <style:paragraph-properties fo:margin-top="0cm" fo:margin-bottom="0.4cm"/>
      <style:text-properties fo:font-size="28pt" style:font-size-asian="28pt" style:font-size-complex="28pt"/>
    </style:style>
    <style:style style:name="BezealyBox-outline3" style:family="presentation" style:parent-style-name="BezealyBox-outline2">
      <style:paragraph-properties fo:margin-top="0cm" fo:margin-bottom="0.3cm"/>
      <style:text-properties fo:font-size="24pt" style:font-size-asian="24pt" style:font-size-complex="24pt"/>
    </style:style>
    <style:style style:name="BezealyBox-outline4" style:family="presentation" style:parent-style-name="BezealyBox-outline3">
      <style:paragraph-properties fo:margin-top="0cm" fo:margin-bottom="0.2cm"/>
      <style:text-properties fo:font-size="20pt" style:font-size-asian="20pt" style:font-size-complex="20pt"/>
    </style:style>
    <style:style style:name="BezealyBox-outline5" style:family="presentation" style:parent-style-name="BezealyBox-outline4">
      <style:paragraph-properties fo:margin-top="0cm" fo:margin-bottom="0.1cm"/>
      <style:text-properties fo:font-size="20pt" style:font-size-asian="20pt" style:font-size-complex="20pt"/>
    </style:style>
    <style:style style:name="BezealyBox-outline6" style:family="presentation" style:parent-style-name="BezealyBox-outline5">
      <style:paragraph-properties fo:margin-top="0cm" fo:margin-bottom="0.1cm"/>
      <style:text-properties fo:font-size="20pt" style:font-size-asian="20pt" style:font-size-complex="20pt"/>
    </style:style>
    <style:style style:name="BezealyBox-outline7" style:family="presentation" style:parent-style-name="BezealyBox-outline6">
      <style:paragraph-properties fo:margin-top="0cm" fo:margin-bottom="0.1cm"/>
      <style:text-properties fo:font-size="20pt" style:font-size-asian="20pt" style:font-size-complex="20pt"/>
    </style:style>
    <style:style style:name="BezealyBox-outline8" style:family="presentation" style:parent-style-name="BezealyBox-outline7">
      <style:paragraph-properties fo:margin-top="0cm" fo:margin-bottom="0.1cm"/>
      <style:text-properties fo:font-size="20pt" style:font-size-asian="20pt" style:font-size-complex="20pt"/>
    </style:style>
    <style:style style:name="BezealyBox-outline9" style:family="presentation" style:parent-style-name="BezealyBox-outline8">
      <style:paragraph-properties fo:margin-top="0cm" fo:margin-bottom="0.1cm"/>
      <style:text-properties fo:font-size="20pt" style:font-size-asian="20pt" style:font-size-complex="20pt"/>
    </style:style>
    <style:style style:name="BezealyBox-subtitle" style:family="presentation">
      <style:graphic-properties draw:stroke="none" draw:fill="none" draw:textarea-vertical-align="middle">
        <text:list-style style:name="BezealyBo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title" style:family="presentation">
      <style:graphic-properties draw:stroke="none" draw:fill="none" draw:textarea-vertical-align="middle">
        <text:list-style style:name="BezealyBo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zealyBox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zealyBox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zealyBo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ezealyBox" style:page-layout-name="PM1" draw:style-name="Mdp1">
      <office:forms form:automatic-focus="false" form:apply-design-mode="false"/>
      <draw:frame presentation:style-name="BezealyBox-title" draw:layer="backgroundobjects" svg:width="25.199cm" svg:height="3.506cm" svg:x="1.4cm" svg:y="0.837cm" presentation:class="title" presentation:placeholder="true">
        <draw:text-box/>
      </draw:frame>
      <draw:frame presentation:style-name="BezealyBox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ezealyBox-title" draw:layer="backgroundobjects" svg:width="13.968cm" svg:height="10.476cm" svg:x="3.81cm" svg:y="2.123cm" presentation:class="page"/>
        <draw:frame presentation:style-name="BezealyBox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5T11:05:43</meta:creation-date>
    <meta:editing-duration>PT4H37M45S</meta:editing-duration>
    <meta:editing-cycles>45</meta:editing-cycles>
    <dc:title>BezealyBox</dc:title>
    <meta:generator>LibreOffice/3.3$Unix LibreOffice_project/330m19$Build-202</meta:generator>
    <meta:initial-creator>robert </meta:initial-creator>
    <dc:date>2011-07-23T15:10:15</dc:date>
    <dc:creator>rhancock </dc:creator>
    <meta:document-statistic meta:object-count="115"/>
    <meta:template xlink:type="simple" xlink:actuate="onRequest" xlink:title="BezealyBox" xlink:href="../../../../home/rhancock/.libreoffice/3/user/template/BezealyBox.otp" meta:date="2011-06-14T18:01:29"/>
  </office:meta>
</office:document-meta>
</file>